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E0000096B0000056FD26A2FE4.svm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" svg:font-family="arial, tahoma, verdana, helvetica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280*"/>
    </style:style>
    <style:style style:name="Tabla1.B" style:family="table-column">
      <style:table-column-properties style:column-width="7.17cm" style:rel-column-width="4065*"/>
    </style:style>
    <style:style style:name="Tabla1.A1" style:family="table-cell" style:data-style-name="N16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16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3" style:family="table-cell" style:data-style-name="N16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4" style:family="table-cell" style:data-style-name="N16100">
      <style:table-cell-properties fo:background-color="transparent" fo:padding="0cm" fo:border="none">
        <style:background-image/>
      </style:table-cell-properties>
    </style:style>
    <style:style style:name="Tabla1.B4" style:family="table-cell">
      <style:table-cell-properties fo:background-color="#ffffff" fo:padding="0cm" fo:border="none">
        <style:background-image/>
      </style:table-cell-properties>
    </style:style>
    <style:style style:name="Tabla1.B5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B6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italic" fo:text-shadow="none" style:text-underline-style="solid" style:text-underline-width="auto" style:text-underline-color="font-color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13" style:family="paragraph" style:parent-style-name="Standard">
      <style:text-properties fo:font-size="13pt" style:font-size-asian="13pt" style:font-size-complex="13pt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15" style:family="paragraph" style:parent-style-name="Header">
      <style:paragraph-properties fo:text-align="end" style:justify-single-word="false"/>
    </style:style>
    <style:style style:name="P16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5" style:family="text">
      <style:text-properties fo:font-variant="normal" fo:text-transform="none" style:font-name="Times New Roman" fo:font-size="10pt" fo:letter-spacing="normal" fo:font-weight="bold" style:font-size-asian="10pt" style:font-weight-asian="bold" style:font-size-complex="10pt" style:font-weight-complex="bold"/>
    </style:style>
    <style:style style:name="T6" style:family="text">
      <style:text-properties fo:font-variant="normal" fo:text-transform="none" style:font-name="Times New Roman" fo:letter-spacing="normal" fo:font-weight="bold" style:font-weight-asian="bold" style:font-weight-complex="bold"/>
    </style:style>
    <style:style style:name="T7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8" style:family="text"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9" style:family="text">
      <style:text-properties fo:color="#ff0000" fo:font-size="20pt" style:font-size-asian="20pt" style:font-size-complex="20pt"/>
    </style:style>
    <style:style style:name="T10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text-style style:name="N16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span text:style-name="T9">CARGO</text:span></text:p>
      <text:p text:style-name="P9"><text:span text:style-name="T10">Fecha de Envio: </text:span><text:span text:style-name="T7">{object_options_hora_sa}</text:span></text:p>
      <text:p text:style-name="P3"><text:span text:style-name="T5"/></text:p>
      <text:p text:style-name="P5"><text:span text:style-name="T6">RECIBI CONFORME</text:span></text:p>
      <text:p text:style-name="P3"><text:span text:style-name="T5"/></text:p>
      <text:p text:style-name="P4"><text:span text:style-name="T6">CLIENTE: {company_name}</text:span></text:p>
      <text:p text:style-name="P3"><text:span text:style-name="T6">CANT. TOTAL DE CAJAS: {object_options_tot_cajas}</text:span>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6">Proveedor Pedido 1</text:p>
          </table:table-cell>
          <table:table-cell table:style-name="Tabla1.B1" office:value-type="string">
            <text:p text:style-name="P10"><text:span text:style-name="T1">{object_options_provee_cli}</text:span></text:p>
          </table:table-cell>
        </table:table-row>
        <table:table-row>
          <table:table-cell table:style-name="Tabla1.A2" office:value-type="float" office:value="0">
            <text:p text:style-name="P6">Linea Genetica -1-:</text:p>
          </table:table-cell>
          <table:table-cell table:style-name="Tabla1.B2" office:value-type="string">
            <text:p text:style-name="P1">{object_options_linea_gen_1}</text:p>
          </table:table-cell>
        </table:table-row>
        <table:table-row>
          <table:table-cell table:style-name="Tabla1.A3" office:value-type="float" office:value="0">
            <text:p text:style-name="P6">Cant.Cajas Linea 1-:</text:p>
          </table:table-cell>
          <table:table-cell table:style-name="Tabla1.B3" office:value-type="string">
            <text:p text:style-name="P1">{object_options_can_caj_prov1}</text:p>
          </table:table-cell>
        </table:table-row>
        <table:table-row>
          <table:table-cell table:style-name="Tabla1.A4">
            <text:p text:style-name="P6"/>
          </table:table-cell>
          <table:table-cell table:style-name="Tabla1.B4" office:value-type="string">
            <text:p text:style-name="P1"/>
          </table:table-cell>
        </table:table-row>
        <table:table-row>
          <table:table-cell table:style-name="Tabla1.A1" office:value-type="float" office:value="0">
            <text:p text:style-name="P6">Proveedor Pedido 2</text:p>
          </table:table-cell>
          <table:table-cell table:style-name="Tabla1.B5" office:value-type="string">
            <text:p text:style-name="P10"><text:span text:style-name="T1">{object_options_provee_cli2}</text:span></text:p>
          </table:table-cell>
        </table:table-row>
        <table:table-row>
          <table:table-cell table:style-name="Tabla1.A2" office:value-type="float" office:value="0">
            <text:p text:style-name="P6">Linea Genetica -2-:</text:p>
          </table:table-cell>
          <table:table-cell table:style-name="Tabla1.B6" office:value-type="string">
            <text:p text:style-name="P1">{object_options_linea_gen_2}</text:p>
          </table:table-cell>
        </table:table-row>
        <table:table-row>
          <table:table-cell table:style-name="Tabla1.A3" office:value-type="float" office:value="0">
            <text:p text:style-name="P6">Cant.Cajas Linea 2-:</text:p>
          </table:table-cell>
          <table:table-cell table:style-name="Tabla1.B3" office:value-type="string">
            <text:p text:style-name="P1">{object_options_can_caj_prov2}</text:p>
          </table:table-cell>
        </table:table-row>
        <table:table-row>
          <table:table-cell table:style-name="Tabla1.A4">
            <text:p text:style-name="P6"/>
          </table:table-cell>
          <table:table-cell table:style-name="Tabla1.B4" office:value-type="string">
            <text:p text:style-name="P1"/>
          </table:table-cell>
        </table:table-row>
        <table:table-row>
          <table:table-cell table:style-name="Tabla1.A1" office:value-type="float" office:value="0">
            <text:p text:style-name="P6">Proveedor Pedido 3</text:p>
          </table:table-cell>
          <table:table-cell table:style-name="Tabla1.B5" office:value-type="string">
            <text:p text:style-name="P10"><text:span text:style-name="T1">{object_options_provee_cli3}</text:span></text:p>
          </table:table-cell>
        </table:table-row>
        <table:table-row>
          <table:table-cell table:style-name="Tabla1.A2" office:value-type="float" office:value="0">
            <text:p text:style-name="P6">Linea Genetica -3-:</text:p>
          </table:table-cell>
          <table:table-cell table:style-name="Tabla1.B6" office:value-type="string">
            <text:p text:style-name="P1">{object_options_linea_gen_3}</text:p>
          </table:table-cell>
        </table:table-row>
        <table:table-row>
          <table:table-cell table:style-name="Tabla1.A3" office:value-type="float" office:value="0">
            <text:p text:style-name="P6">Cant.Cajas Linea 3-:</text:p>
          </table:table-cell>
          <table:table-cell table:style-name="Tabla1.B3" office:value-type="string">
            <text:p text:style-name="P1">{object_options_can_caj_prov3}</text:p>
          </table:table-cell>
        </table:table-row>
        <table:table-row>
          <table:table-cell table:style-name="Tabla1.A4">
            <text:p text:style-name="P6"/>
          </table:table-cell>
          <table:table-cell table:style-name="Tabla1.B4" office:value-type="string">
            <text:p text:style-name="P10"/>
          </table:table-cell>
        </table:table-row>
        <table:table-row>
          <table:table-cell table:style-name="Tabla1.A1" office:value-type="float" office:value="0">
            <text:p text:style-name="P6">Proveedor Pedido 4</text:p>
          </table:table-cell>
          <table:table-cell table:style-name="Tabla1.B5" office:value-type="string">
            <text:p text:style-name="P10"><text:span text:style-name="T1">{object_options_provee_cli4}</text:span></text:p>
          </table:table-cell>
        </table:table-row>
        <table:table-row>
          <table:table-cell table:style-name="Tabla1.A2" office:value-type="float" office:value="0">
            <text:p text:style-name="P6">Linea Genetica -4-:</text:p>
          </table:table-cell>
          <table:table-cell table:style-name="Tabla1.B6" office:value-type="string">
            <text:p text:style-name="P1">{object_options_linea_gen_4}</text:p>
          </table:table-cell>
        </table:table-row>
        <table:table-row>
          <table:table-cell table:style-name="Tabla1.A3" office:value-type="float" office:value="0">
            <text:p text:style-name="P6">Cant.Cajas Linea 4-:</text:p>
          </table:table-cell>
          <table:table-cell table:style-name="Tabla1.B3" office:value-type="string">
            <text:p text:style-name="P1">{object_options_can_caj_prov4}</text:p>
          </table:table-cell>
        </table:table-row>
      </table:table>
      <text:p text:style-name="P12"><text:span text:style-name="T1"/></text:p>
      <text:p text:style-name="P13"><text:span text:style-name="T1">Entrega: </text:span><text:span text:style-name="T3">ECONOFLETE</text:span></text:p>
      <text:p text:style-name="P6"><text:span text:style-name="T1">Destino: </text:span><text:span text:style-name="T3">{object_options_dest}</text:span></text:p>
      <text:p text:style-name="P6"/>
      <text:p text:style-name="P6">Recojo: <text:span text:style-name="T3">{object_options_consig1}</text:span></text:p>
      <text:p text:style-name="P6">Recojo: <text:span text:style-name="T3">{object_options_consig2}</text:span></text:p>
      <text:p text:style-name="P8"><text:span text:style-name="T3"/></text:p>
      <text:p text:style-name="P8"><text:span text:style-name="T3">Persona que recoje:</text:span></text:p>
      <text:p text:style-name="P7"><text:span text:style-name="T1">NOMBRE:_______________________________________</text:span></text:p>
      <text:p text:style-name="P7"><text:span text:style-name="T1"/></text:p>
      <text:p text:style-name="P7"><text:span text:style-name="T1">DNI<text:tab/> <text:s text:c="6"/>:_______________TELEFONO:_____________</text:span></text:p>
      <text:p text:style-name="P7"><text:span text:style-name="T1"/></text:p>
      <text:p text:style-name="P7"><text:span text:style-name="T1">RECEPCION CONFORME: </text:span><text:span text:style-name="T3">________________________</text:span></text:p>
      <text:p text:style-name="P7"><text:span text:style-name="T3"><text:tab/><text:tab/><text:tab/><text:tab/><text:tab/>FIRMA</text:span></text:p>
      <text:p text:style-name="P7"><text:span text:style-name="T3"/></text:p>
      <text:p text:style-name="P6"><text:span text:style-name="T2">OBSERVACIONES: __________________________</text:span><text:span text:style-name="T3">________________________________________</text:span></text:p>
      <text:p text:style-name="P11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" svg:font-family="arial, tahoma, verdana, helvetica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2.286cm" svg:height="2.212cm" draw:z-index="0"><draw:image xlink:href="Pictures/1000020100000100000001009996A10C.png" xlink:type="simple" xlink:show="embed" xlink:actuate="onLoad"/></draw:frame><draw:frame draw:style-name="Mfr2" draw:name="gráficos2" text:anchor-type="paragraph" svg:x="14.545cm" svg:y="0.044cm" svg:width="2.411cm" svg:height="1.392cm" draw:z-index="1"><draw:image xlink:href="Pictures/2000000E0000096B0000056FD26A2FE4.svm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6-02T16:22:57.75</dc:date>
    <meta:editing-duration>P3DT6H49M53S</meta:editing-duration>
    <meta:editing-cycles>15</meta:editing-cycles>
    <meta:generator>OpenOffice/4.1.10$Win32 OpenOffice.org_project/4110m2$Build-9807</meta:generator>
    <meta:document-statistic meta:table-count="1" meta:image-count="2" meta:object-count="0" meta:page-count="1" meta:paragraph-count="39" meta:word-count="82" meta:character-count="1064"/>
  </office:meta>
</office:document-meta>
</file>